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B40000292C00000262BBD464E38690B64E.wmf" manifest:media-type="image/x-wmf"/>
  <manifest:file-entry manifest:full-path="Pictures/100002010000044D000003675AD2B3FC8DD4D327.png" manifest:media-type="image/png"/>
  <manifest:file-entry manifest:full-path="Pictures/2000001300002F07000023D1C6364AF22B7105FB.wmf" manifest:media-type="image/x-wmf"/>
  <manifest:file-entry manifest:full-path="Pictures/100000000000002000000020B2FF2A327EABC87D.png" manifest:media-type="image/png"/>
  <manifest:file-entry manifest:full-path="Pictures/2000003900001A4B000007719B4306CE57BF14C5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2" style:family="presentation" style:parent-style-name="Custom_20_Layou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3" style:family="presentation" style:parent-style-name="Custom_20_Layout-backgroundobject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Custom_20_Layout-notes">
      <style:graphic-properties draw:stroke="none" svg:stroke-width="0.035cm" draw:stroke-linejoin="miter" draw:fill="none" draw:fill-color="#ffffff" draw:textarea-vertical-align="top" draw:auto-grow-height="false" draw:fit-to-size="shrink-to-fit" fo:min-height="12.408cm" fo:padding-top="0.125cm" fo:padding-bottom="0.125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8000001907349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8000001907349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8000001907349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8000001907349pt" style:font-size-asian="14pt" style:font-size-complex="14pt" fo:hyphenate="false"/>
    </style:style>
    <style:style style:name="P7" style:family="paragraph">
      <style:paragraph-properties fo:margin-top="0cm" fo:margin-bottom="0cm" fo:text-align="star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9.3999996185303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T2" style:family="text">
      <style:text-properties fo:font-variant="normal" fo:text-transform="none" fo:color="#ffff00" style:text-line-through-style="none" style:text-line-through-type="none" style:text-position="0% 100%" style:font-name="Arial2" fo:font-size="88pt" fo:letter-spacing="normal" fo:font-style="normal" fo:text-shadow="1pt 1pt" style:text-underline-style="none" fo:font-weight="bold" style:font-size-asian="88pt" style:font-style-asian="normal" style:font-weight-asian="bold" style:font-name-complex="Arial2" style:font-size-complex="8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20_Layout" presentation:presentation-page-layout-name="AL1T0">
        <office:forms form:automatic-focus="false" form:apply-design-mode="false"/>
        <draw:frame draw:name="Title 2" presentation:style-name="pr1" draw:text-style-name="P2" draw:layer="layout" svg:width="11.199cm" svg:height="1.759cm" svg:x="1.437cm" svg:y="5.584cm" presentation:class="title" presentation:user-transformed="true">
          <draw:text-box>
            <text:p text:style-name="P1"><text:span text:style-name="T1">Application Delivery Fundamentals</text:span><text:span text:style-name="T1"><text:line-break/></text:span><text:span text:style-name="T2">Java</text:span></text:p>
          </draw:text-box>
        </draw:frame>
        <presentation:notes draw:style-name="dp2">
          <draw:frame draw:name="Slide Number Placeholder 3" presentation:style-name="pr2" draw:text-style-name="P4" draw:layer="layout" svg:width="9.099cm" svg:height="1.484cm" svg:x="11.895cm" svg:y="28.21cm" presentation:class="page-number" presentation:user-transformed="true">
            <draw:text-box>
              <text:p text:style-name="P3"><text:span text:style-name="T3"><text:page-number>&lt;skaitlis&gt;</text:page-number></text:span></text:p>
            </draw:text-box>
          </draw:frame>
          <draw:frame draw:name="Footer Placeholder 4" presentation:style-name="pr2" draw:text-style-name="P6" draw:layer="layout" svg:width="9.099cm" svg:height="1.484cm" svg:x="0cm" svg:y="28.21cm" presentation:class="footer" presentation:user-transformed="true">
            <draw:text-box>
              <text:p text:style-name="P5"><text:span text:style-name="T3">Copyright © Accenture 2012</text:span></text:p>
            </draw:text-box>
          </draw:frame>
          <draw:frame draw:name="Header Placeholder 5" presentation:style-name="pr3" draw:text-style-name="P6" draw:layer="layout" svg:width="9.099cm" svg:height="1.484cm" svg:x="0cm" svg:y="0cm" presentation:class="header" presentation:user-transformed="true">
            <draw:text-box>
              <text:p text:style-name="P5"><text:span text:style-name="T3">ADF 2.0: Java: Course Introduction</text:span></text:p>
            </draw:text-box>
          </draw:frame>
          <draw:page-thumbnail draw:name="Slide Image Placeholder 20" draw:style-name="gr1" draw:layer="layout" svg:width="15.359cm" svg:height="11.161cm" svg:x="3.095cm" svg:y="2.256cm" draw:page-number="1" presentation:class="page"/>
          <draw:frame draw:name="Notes Placeholder 21" presentation:style-name="pr4" draw:text-style-name="P9" draw:layer="layout" svg:width="16.799cm" svg:height="13.364cm" svg:x="2.105cm" svg:y="14.113cm" presentation:class="notes" presentation:user-transformed="true">
            <draw:text-box>
              <text:p text:style-name="P7"><text:span text:style-name="T4">Faculty Notes:</text:span></text:p>
              <text:p text:style-name="P8"><text:span text:style-name="T5">Introduce yourself.</text:span></text:p>
              <text:p text:style-name="P8"><text:span text:style-name="T5">Introduce the module and time frame: 2 hours, 15 minutes.</text:span></text:p>
              <text:p text:style-name="P8"><text:span text:style-name="T5"/></text:p>
              <text:p text:style-name="P8"><text:span text:style-name="T5"/></text:p>
              <text:p text:style-name="P8"><text:span text:style-name="T4">Participant Notes:</text:span></text:p>
              <text:p text:style-name="P8"><text:span text:style-name="T5">N/A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lv" fo:country="LV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2000007629395pt" style:font-style-asian="normal" style:font-weight-asian="normal" style:font-name-complex="FreeSans" style:font-family-complex="FreeSans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.7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1.3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s_20_bez_20_aizpildījuma_20_vai_20_līnijas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ffffff" draw:stroke-linejoin="round" draw:fill="solid" draw:fill-color="#ff99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2" style:family="presentation" style:parent-style-name="Custom_20_Layout-subtitle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3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4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MP10" style:family="paragraph">
      <loext:graphic-properties draw:fill="solid" draw:fill-color="#ff9900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Arial2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557799" style:text-line-through-style="none" style:text-line-through-type="none" style:text-position="0% 100%" style:font-name="Arial2" fo:font-size="10.5pt" fo:letter-spacing="normal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Custom_20_Layout" style:display-name="Custom Layout" style:page-layout-name="PM1" draw:style-name="Mdp1">
      <draw:frame draw:name="Picture 5" draw:style-name="Mgr3" draw:text-style-name="MP5" draw:layer="backgroundobjects" svg:width="28.086cm" svg:height="22.218cm" svg:x="0cm" svg:y="-0.145cm">
        <draw:image xlink:href="Pictures/100002010000044D000003675AD2B3FC8DD4D327.png" xlink:type="simple" xlink:show="embed" xlink:actuate="onLoad">
          <text:p/>
        </draw:image>
      </draw:frame>
      <draw:frame draw:name="Rectangle 3" presentation:style-name="Mpr1" draw:text-style-name="MP7" draw:layer="backgroundobjects" svg:width="11.199cm" svg:height="1.759cm" svg:x="1.437cm" svg:y="5.584cm" presentation:class="title" presentation:user-transformed="true">
        <draw:text-box>
          <text:p text:style-name="MP6"><text:span text:style-name="MT2">Click to edit Master</text:span></text:p>
        </draw:text-box>
      </draw:frame>
      <draw:frame draw:name="Rectangle 4" presentation:style-name="Mpr2" draw:text-style-name="MP9" draw:layer="backgroundobjects" svg:width="10.499cm" svg:height="4.115cm" svg:x="1.437cm" svg:y="7.459cm" presentation:class="subtitle" presentation:user-transformed="true">
        <draw:text-box>
          <text:p text:style-name="MP8"><text:span text:style-name="MT3">Click to edit Master subtitle</text:span></text:p>
        </draw:text-box>
      </draw:frame>
      <draw:frame draw:name="Picture 15" draw:style-name="Mgr3" draw:text-style-name="MP5" draw:layer="backgroundobjects" svg:width="6.645cm" svg:height="1.903cm" svg:x="1.402cm" svg:y="1.306cm">
        <draw:image xlink:href="Pictures/2000003900001A4B000007719B4306CE57BF14C5.wmf" xlink:type="simple" xlink:show="embed" xlink:actuate="onLoad">
          <text:p/>
        </draw:image>
      </draw:frame>
      <draw:line draw:name="Straight Connector 16" draw:style-name="Mgr4" draw:text-style-name="MP10" draw:layer="backgroundobjects" svg:x1="1.403cm" svg:y1="3.569cm" svg:x2="27.97cm" svg:y2="3.569cm">
        <text:p/>
      </draw:line>
      <draw:frame draw:name="Picture 18" draw:style-name="Mgr3" draw:text-style-name="MP5" draw:layer="backgroundobjects" svg:width="11.906cm" svg:height="9.086cm" svg:x="15.866cm" svg:y="3.297cm">
        <draw:image xlink:href="Pictures/2000001300002F07000023D1C6364AF22B7105FB.wmf" xlink:type="simple" xlink:show="embed" xlink:actuate="onLoad">
          <text:p/>
        </draw:image>
      </draw:frame>
      <draw:frame draw:name="Picture 4" draw:style-name="Mgr3" draw:text-style-name="MP5" draw:layer="backgroundobjects" svg:width="9.172cm" svg:height="0.549cm" svg:x="17.229cm" svg:y="2.773cm">
        <draw:image xlink:href="Pictures/200000B40000292C00000262BBD464E38690B64E.wmf" xlink:type="simple" xlink:show="embed" xlink:actuate="onLoad">
          <text:p/>
        </draw:image>
      </draw:frame>
      <draw:custom-shape draw:name="Rectangle 8" draw:style-name="Mgr5" draw:text-style-name="MP12" draw:layer="backgroundobjects" svg:width="25.554cm" svg:height="0.695cm" svg:x="1.157cm" svg:y="19.983cm">
        <text:p text:style-name="MP11"><text:span text:style-name="MT4">Copyright © 2014 Accenture</text:span><text:span text:style-name="MT5"><text:a xlink:href="https://sites.accenture.com/publishing/ProtectingAccenture/Infrastructure/EnterpriseSecurityStandards/Pages/EnterpriseSecurityStandards.aspx" xlink:type="simple">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20_Layout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Custom_20_Layout-title" draw:layer="backgroundobjects" svg:width="16.514cm" svg:height="11.995cm" svg:x="3.419cm" svg:y="2.431cm" presentation:class="page"/>
        <draw:frame presentation:style-name="Custom_20_Layout-notes" draw:layer="backgroundobjects" svg:width="18.683cm" svg:height="14.394cm" svg:x="2.335cm" svg:y="15.194cm" presentation:class="notes" presentation:placeholder="true">
          <draw:text-box/>
        </draw:frame>
        <draw:frame presentation:style-name="Mpr3" draw:text-style-name="MP2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10.135cm" svg:height="1.598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10.135cm" svg:height="1.598cm" svg:x="13.219cm" svg:y="30.39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3T21:30:13.615214351</meta:creation-date>
    <meta:editing-cycles>4</meta:editing-cycles>
    <meta:editing-duration>PT10M30S</meta:editing-duration>
    <meta:generator>LibreOffice/5.1.4.2$Linux_X86_64 LibreOffice_project/10m0$Build-2</meta:generator>
    <dc:title>ViA</dc:title>
    <meta:initial-creator>Valdis Vītoliņš</meta:initial-creator>
    <dc:date>2016-07-04T12:39:48.398004523</dc:date>
    <dc:creator>Valdis Vītoliņš</dc:creator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